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856b" officeooo:paragraph-rsid="0048ec33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de84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3de84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e84d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8ec33"/>
    </style:style>
    <style:style style:name="P9" style:family="paragraph" style:parent-style-name="Text_20_body">
      <style:paragraph-properties fo:text-align="end" style:justify-single-word="false"/>
      <style:text-properties officeooo:paragraph-rsid="003de84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bf36b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3de84d" style:font-size-complex="10pt"/>
    </style:style>
    <style:style style:name="T6" style:family="text">
      <style:text-properties style:use-window-font-color="true" officeooo:rsid="0042527a" style:font-size-complex="10pt"/>
    </style:style>
    <style:style style:name="T7" style:family="text">
      <style:text-properties style:use-window-font-color="true" fo:font-size="10pt" officeooo:rsid="003de84d" style:font-size-asian="10pt" style:font-size-complex="10pt"/>
    </style:style>
    <style:style style:name="T8" style:family="text">
      <style:text-properties fo:text-transform="lowercase" fo:font-size="48pt" officeooo:rsid="0042527a" style:font-size-asian="48pt" style:font-size-complex="48pt"/>
    </style:style>
    <style:style style:name="T9" style:family="text">
      <style:text-properties fo:text-transform="lowercase" officeooo:rsid="0042527a" style:font-size-complex="2pt"/>
    </style:style>
    <style:style style:name="T10" style:family="text">
      <style:text-properties officeooo:rsid="003de84d"/>
    </style:style>
    <style:style style:name="T11" style:family="text">
      <style:text-properties officeooo:rsid="0042527a"/>
    </style:style>
    <style:style style:name="T12" style:family="text">
      <style:text-properties officeooo:rsid="00359161"/>
    </style:style>
    <style:style style:name="T13" style:family="text">
      <style:text-properties officeooo:rsid="001a7abf"/>
    </style:style>
    <style:style style:name="T14" style:family="text">
      <style:text-properties officeooo:rsid="001f5956"/>
    </style:style>
    <style:style style:name="T15" style:family="text">
      <style:text-properties style:font-name="BetecknaLowerCase1" fo:font-size="96pt" style:font-size-asian="96pt" style:font-size-complex="96pt"/>
    </style:style>
    <style:style style:name="T16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414cm" svg:height="6.111cm" svg:x="2.159cm" svg:y="1.579cm">
        <draw:text-box>
          <text:p><text:span text:style-name="T15">s</text:span></text:p>
        </draw:text-box>
      </draw:frame>
      <draw:frame text:anchor-type="page" text:anchor-page-number="1" draw:z-index="1" draw:style-name="gr2" draw:text-style-name="P12" svg:width="0.237cm" svg:height="0.579cm" svg:x="3.082cm" svg:y="4.025cm">
        <draw:text-box>
          <text:p><text:span text:style-name="T16">1</text:span></text:p>
        </draw:text-box>
      </draw:frame>
      <draw:path text:anchor-type="page" text:anchor-page-number="1" draw:z-index="2" draw:style-name="gr3" draw:text-style-name="P13" svg:width="1.18cm" svg:height="1.215cm" draw:transform="skewX (-0.00209439510239323) rotate (0.312588469032184) translate (3.1773474988043cm 4.60643204965271cm)" svg:viewBox="0 0 1181 1216" svg:d="M113 989c45 124 326 286 388 205 74-165-659-192-470-836 209-625 1060-305 1150 4">
        <text:p/>
      </draw:path>
      <text:p text:style-name="P4">LATIN <text:span text:style-name="T3">SMALL</text:span> LETTER <text:span text:style-name="T11">S</text:span></text:p>
      <text:p text:style-name="P5">Das <text:span text:style-name="T3">kleine</text:span> <text:span text:style-name="T10">Ess</text:span></text:p>
      <text:p text:style-name="P1"/>
      <text:p text:style-name="P2">sauber<text:span text:style-name="T12"> </text:span><text:span text:style-name="T2">•</text:span><text:span text:style-name="T13"> suchen </text:span><text:span text:style-name="T2">•</text:span><text:span text:style-name="T13"> studieren </text:span><text:span text:style-name="T2">•</text:span><text:span text:style-name="T13"> schnell </text:span><text:span text:style-name="T2">•</text:span><text:span text:style-name="T13"> später </text:span><text:span text:style-name="T2">•</text:span><text:span text:style-name="T13"> schwierig </text:span><text:span text:style-name="T2">•</text:span><text:span text:style-name="T13"> schlecht</text:span></text:p>
      <text:p text:style-name="P9"><text:span text:style-name="Outline_5f_very_5f_large"><text:span text:style-name="T5">sss</text:span></text:span><text:span text:style-name="Outline_5f_very_5f_large"><text:span text:style-name="T6">ssssss</text:span></text:span><text:span text:style-name="Outline_5f_very_5f_large"><text:span text:style-name="T7"> <text:s/></text:span></text:span></text:p>
      <text:p text:style-name="P3"><text:span text:style-name="Outline_5f_large"><text:span text:style-name="T8">ssssssssssssssssssssssss</text:span></text:span></text:p>
      <text:p text:style-name="P6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8"><text:span text:style-name="Outline"><text:span text:style-name="T9">ssssssssssssssssssssssssssssssssssssssssssssssss</text:span></text:span></text:p>
      <text:p text:style-name="P7"><draw:line text:anchor-type="paragraph" draw:z-index="3" draw:style-name="gr4" draw:text-style-name="P14" svg:x1="0cm" svg:y1="0.319cm" svg:x2="17cm" svg:y2="0.319cm"><text:p/></draw:line><draw:line text:anchor-type="paragraph" draw:z-index="4" draw:style-name="gr4" draw:text-style-name="P14" svg:x1="0cm" svg:y1="0.72cm" svg:x2="17cm" svg:y2="0.72cm"><text:p/></draw:line><draw:line text:anchor-type="paragraph" draw:z-index="5" draw:style-name="gr4" draw:text-style-name="P14" svg:x1="0cm" svg:y1="0.921cm" svg:x2="17cm" svg:y2="0.921cm"><text:p/></draw:line><draw:line text:anchor-type="paragraph" draw:z-index="6" draw:style-name="gr4" draw:text-style-name="P14" svg:x1="0cm" svg:y1="0.52cm" svg:x2="17cm" svg:y2="0.52cm"><text:p/></draw:line><text:span text:style-name="Outline"><text:span text:style-name="T4">s</text:span></text:span></text:p>
      <text:p text:style-name="P7"><draw:line text:anchor-type="paragraph" draw:z-index="7" draw:style-name="gr4" draw:text-style-name="P14" svg:x1="0cm" svg:y1="0.319cm" svg:x2="17cm" svg:y2="0.319cm"><text:p/></draw:line><draw:line text:anchor-type="paragraph" draw:z-index="8" draw:style-name="gr4" draw:text-style-name="P14" svg:x1="0cm" svg:y1="0.921cm" svg:x2="17cm" svg:y2="0.921cm"><text:p/></draw:line><text:span text:style-name="Outline"><text:span text:style-name="T4">s</text:span></text:span></text:p>
      <text:p text:style-name="P10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0:39.828320571</dc:date>
    <dc:creator>Stephan Kreutzer</dc:creator>
    <meta:editing-duration>PT2H59M24S</meta:editing-duration>
    <meta:editing-cycles>66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4" meta:character-count="931" meta:non-whitespace-character-count="896"/>
  </office:meta>
</office:document-meta>
</file>